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900000182AB00167BDFF67117.png" manifest:media-type="image/png"/>
  <manifest:file-entry manifest:full-path="Pictures/10000201000004DD000003A5C5544872A345CC5A.png" manifest:media-type="image/png"/>
  <manifest:file-entry manifest:full-path="Pictures/10000201000004DD000003A523AA10C689D10576.png" manifest:media-type="image/png"/>
  <manifest:file-entry manifest:full-path="Pictures/10000201000004DD000003A51FA56CD93DEC93E9.png" manifest:media-type="image/png"/>
  <manifest:file-entry manifest:full-path="Pictures/10000201000004DD000003A5DF956D291A6624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81cm" svg:stroke-color="#ed1c24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1cm"/>
    </style:style>
    <style:style style:name="gr5" style:family="graphic" style:parent-style-name="standard">
      <style:graphic-properties draw:stroke="none" draw:fill="none" fo:min-height="1.3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3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751cm" fo:min-width="0.0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7.6000003814697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text-properties fo:color="#ffffff"/>
    </style:style>
    <style:style style:name="P5" style:family="paragraph">
      <loext:graphic-properties draw:fill="none" draw:fill-color="#ffffff"/>
      <style:text-properties fo:color="#ffffff" fo:font-size="18pt" fo:font-weight="bold"/>
    </style:style>
    <style:style style:name="P6" style:family="paragraph">
      <style:paragraph-properties fo:text-align="center"/>
    </style:style>
    <style:style style:name="T1" style:family="text">
      <style:text-properties fo:font-size="17.6000003814697pt"/>
    </style:style>
    <style:style style:name="T2" style:family="text">
      <style:text-properties fo:color="#ffffff" fo:font-size="17.6000003814697pt"/>
    </style:style>
    <style:style style:name="T3" style:family="text">
      <style:text-properties fo:color="#ffffff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34cm" svg:height="2.928cm" draw:transform="skewX (0.788365223125839) translate (8.379cm 6.987cm)">
          <draw:image xlink:href="Pictures/10000201000004DD000003A51FA56CD93DEC93E9.png" xlink:type="simple" xlink:show="embed" xlink:actuate="onLoad">
            <text:p/>
          </draw:image>
        </draw:frame>
        <draw:frame draw:style-name="gr1" draw:text-style-name="P1" draw:layer="layout" svg:width="5.434cm" svg:height="2.927cm" draw:transform="skewX (0.788714288976238) rotate (0.000174532925199433) translate (8.399cm 6.109cm)">
          <draw:image xlink:href="Pictures/10000201000004DD000003A5DF956D291A662412.png" xlink:type="simple" xlink:show="embed" xlink:actuate="onLoad">
            <text:p/>
          </draw:image>
        </draw:frame>
        <draw:frame draw:style-name="gr1" draw:text-style-name="P1" draw:layer="layout" svg:width="5.434cm" svg:height="2.927cm" draw:transform="skewX (0.788714288976238) rotate (0.000174532925199433) translate (8.399cm 4.486cm)">
          <draw:image xlink:href="Pictures/10000201000004DD000003A5C5544872A345CC5A.png" xlink:type="simple" xlink:show="embed" xlink:actuate="onLoad">
            <text:p/>
          </draw:image>
        </draw:frame>
        <draw:frame draw:style-name="gr1" draw:text-style-name="P1" draw:layer="layout" svg:width="5.434cm" svg:height="2.927cm" draw:transform="skewX (0.788714288976238) rotate (0.000174532925199433) translate (8.4cm 3.452cm)">
          <draw:image xlink:href="Pictures/10000201000004DD000003A523AA10C689D10576.png" xlink:type="simple" xlink:show="embed" xlink:actuate="onLoad">
            <text:p/>
          </draw:image>
        </draw:frame>
        <draw:frame draw:style-name="gr2" draw:text-style-name="P2" draw:layer="layout" svg:width="6.31cm" svg:height="1.639cm" svg:x="7.42cm" svg:y="1.778cm">
          <draw:text-box>
            <text:p><text:span text:style-name="T1">Stack 2D images with different θ </text:span></text:p>
          </draw:text-box>
        </draw:frame>
        <draw:frame draw:style-name="gr3" draw:text-style-name="P3" draw:layer="layout" svg:width="2.229cm" svg:height="0.962cm" svg:x="12.696cm" svg:y="8.553cm">
          <draw:text-box>
            <text:p>R(cm)</text:p>
          </draw:text-box>
        </draw:frame>
        <draw:frame draw:style-name="gr4" draw:text-style-name="P3" draw:layer="layout" svg:width="3.101cm" svg:height="0.962cm" svg:x="7.524cm" svg:y="10.011cm">
          <draw:text-box>
            <text:p>φ</text:p>
          </draw:text-box>
        </draw:frame>
        <draw:frame draw:style-name="gr5" draw:text-style-name="P4" draw:layer="layout" svg:width="2.385cm" svg:height="1.639cm" svg:x="6.063cm" svg:y="5.6cm">
          <draw:text-box>
            <text:p><text:span text:style-name="T2">θ=15°</text:span></text:p>
          </draw:text-box>
        </draw:frame>
        <draw:frame draw:style-name="gr5" draw:text-style-name="P4" draw:layer="layout" svg:width="2.258cm" svg:height="1.639cm" svg:x="6.063cm" svg:y="6.604cm">
          <draw:text-box>
            <text:p><text:span text:style-name="T2">θ=10°</text:span></text:p>
          </draw:text-box>
        </draw:frame>
        <draw:frame draw:style-name="gr5" draw:text-style-name="P4" draw:layer="layout" svg:width="2.648cm" svg:height="1.639cm" svg:x="6.054cm" svg:y="9.144cm">
          <draw:text-box>
            <text:p><text:span text:style-name="T2">θ=-20°</text:span></text:p>
          </draw:text-box>
        </draw:frame>
        <draw:frame draw:style-name="gr6" draw:text-style-name="P5" draw:layer="layout" svg:width="0.68cm" svg:height="2.384cm" svg:x="6.924cm" svg:y="6.858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frame draw:style-name="gr7" draw:text-style-name="P3" draw:layer="layout" svg:width="1.833cm" svg:height="0.962cm" svg:x="5.248cm" svg:y="10.011cm">
          <draw:text-box>
            <text:p>-60°</text:p>
          </draw:text-box>
        </draw:frame>
        <draw:frame draw:style-name="gr7" draw:text-style-name="P3" draw:layer="layout" svg:width="1.833cm" svg:height="0.962cm" svg:x="9.725cm" svg:y="9.967cm">
          <draw:text-box>
            <text:p>60°</text:p>
          </draw:text-box>
        </draw:frame>
        <draw:frame draw:style-name="gr8" draw:text-style-name="P1" draw:layer="layout" svg:width="10.297cm" svg:height="8.128cm" svg:x="4.511cm" svg:y="11.684cm">
          <draw:image xlink:href="Pictures/10000201000001E900000182AB00167BDFF67117.png" xlink:type="simple" xlink:show="embed" xlink:actuate="onLoad">
            <text:p/>
          </draw:image>
        </draw:frame>
        <draw:custom-shape draw:style-name="gr9" draw:text-style-name="P6" draw:layer="layout" svg:width="1.143cm" svg:height="1.143cm" svg:x="8.448cm" svg:y="10.6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59cm" fo:margin-right="1.59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8:46:03.576678088</meta:creation-date>
    <dc:date>2018-12-06T16:55:28.150488475</dc:date>
    <meta:editing-duration>PT48M15S</meta:editing-duration>
    <meta:editing-cycles>5</meta:editing-cycles>
    <meta:generator>LibreOffice/5.1.6.2$Linux_X86_64 LibreOffice_project/10m0$Build-2</meta:generator>
    <meta:document-statistic meta:object-count="15"/>
  </office:meta>
</office:document-meta>
</file>